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27392c" officeooo:paragraph-rsid="002546d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1f6c2e" officeooo:paragraph-rsid="002baab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2546d5" officeooo:paragraph-rsid="0027971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21983c" officeooo:paragraph-rsid="0059293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279710" officeooo:paragraph-rsid="0074e8b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bold" officeooo:rsid="00279710" officeooo:paragraph-rsid="006a4c34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bold" officeooo:rsid="00279710" officeooo:paragraph-rsid="0074e8b0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5pt" style:text-underline-style="none" fo:font-weight="bold" officeooo:rsid="0052bfec" officeooo:paragraph-rsid="0052bfec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5pt" style:text-underline-style="none" fo:font-weight="bold" officeooo:rsid="0055845c" officeooo:paragraph-rsid="0052bfec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alibri1" fo:font-size="12pt" fo:language="en" fo:country="IN" style:text-underline-style="none" fo:font-weight="normal" officeooo:rsid="005cc025" officeooo:paragraph-rsid="00605bb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1" fo:font-size="12pt" fo:language="en" fo:country="IN" style:text-underline-style="none" fo:font-weight="normal" officeooo:rsid="005cc025" officeooo:paragraph-rsid="005cc02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1" fo:font-size="11pt" fo:language="en" fo:country="IN" style:text-underline-style="none" fo:font-weight="normal" officeooo:rsid="00279710" officeooo:paragraph-rsid="005ad94d" style:font-size-asian="11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1" fo:font-size="11pt" fo:language="en" fo:country="IN" style:text-underline-style="none" fo:font-weight="normal" officeooo:rsid="00279710" officeooo:paragraph-rsid="006a4c34" style:font-size-asian="11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1" fo:font-size="11pt" fo:language="en" fo:country="IN" style:text-underline-style="none" fo:font-weight="normal" officeooo:rsid="00279710" officeooo:paragraph-rsid="0074e8b0" style:font-size-asian="11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officeooo:rsid="005ad94d" officeooo:paragraph-rsid="005ad94d" style:font-size-asian="12pt" style:font-weight-asian="bold" style:font-size-complex="12pt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officeooo:rsid="005ad94d" officeooo:paragraph-rsid="005ad94d" style:font-size-asian="12pt" style:font-weight-asian="bold" style:font-size-complex="12pt" style:font-weight-complex="bold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Calibri" fo:font-size="12pt" style:text-underline-style="none" fo:font-weight="normal" officeooo:rsid="005ad94d" officeooo:paragraph-rsid="00605bb0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Calibri" fo:font-size="12pt" style:text-underline-style="none" fo:font-weight="normal" officeooo:rsid="001e27cb" officeooo:paragraph-rsid="00605bb0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Calibri" fo:font-size="12pt" style:text-underline-style="none" fo:font-weight="normal" officeooo:rsid="001e27cb" officeooo:paragraph-rsid="00605bb0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Calibri" fo:font-size="12pt" style:text-underline-style="none" fo:font-weight="normal" officeooo:rsid="001f6c2e" officeooo:paragraph-rsid="0021983c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Calibri" fo:font-size="12pt" style:text-underline-style="none" fo:font-weight="normal" officeooo:rsid="00248748" officeooo:paragraph-rsid="006493bd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Calibri" fo:font-size="12pt" style:text-underline-style="none" fo:font-weight="normal" officeooo:rsid="00248748" officeooo:paragraph-rsid="00592939" style:font-size-asian="12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style:font-name="Calibri" fo:font-size="12pt" style:text-underline-style="none" fo:font-weight="normal" officeooo:rsid="006493bd" officeooo:paragraph-rsid="006493bd" style:font-size-asian="12pt" style:font-weight-asian="normal" style:font-size-complex="12pt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style:font-name="Calibri" fo:font-size="12pt" style:text-underline-style="none" fo:font-weight="normal" officeooo:rsid="0027392c" officeooo:paragraph-rsid="006493bd" style:font-size-asian="12pt" style:font-weight-asian="normal" style:font-size-complex="12pt" style:font-weight-complex="normal"/>
    </style:style>
    <style:style style:name="P25" style:family="paragraph" style:parent-style-name="Standard" style:list-style-name="L10">
      <style:paragraph-properties fo:text-align="start" style:justify-single-word="false"/>
      <style:text-properties style:font-name="Calibri" fo:font-size="12pt" style:text-underline-style="none" fo:font-weight="normal" officeooo:rsid="0027392c" officeooo:paragraph-rsid="002546d5" style:font-size-asian="12pt" style:font-weight-asian="normal" style:font-size-complex="12pt" style:font-weight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style:font-name="Calibri" fo:font-size="12pt" style:text-underline-style="none" fo:font-weight="normal" officeooo:rsid="00279710" officeooo:paragraph-rsid="0074e8b0" style:font-size-asian="12pt" style:font-weight-asian="normal" style:font-size-complex="12pt" style:font-weight-complex="normal"/>
    </style:style>
    <style:style style:name="P27" style:family="paragraph" style:parent-style-name="Standard" style:list-style-name="L9">
      <style:paragraph-properties fo:text-align="start" style:justify-single-word="false"/>
      <style:text-properties style:font-name="Calibri" fo:font-size="12pt" style:text-underline-style="none" fo:font-weight="normal" officeooo:rsid="00279710" officeooo:paragraph-rsid="0079563b" style:font-size-asian="12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style:font-name="Calibri" fo:font-size="12pt" style:text-underline-style="none" fo:font-weight="bold" officeooo:rsid="00592939" officeooo:paragraph-rsid="00592939" style:font-size-asian="12pt" style:font-weight-asian="bold" style:font-size-complex="12pt" style:font-weight-complex="bold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Calibri" fo:font-size="12pt" style:text-underline-style="none" fo:font-weight="bold" officeooo:rsid="00592939" officeooo:paragraph-rsid="00592939" style:font-size-asian="12pt" style:font-weight-asian="bold" style:font-size-complex="12pt" style:font-weight-complex="bold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Calibri" fo:font-size="12pt" style:text-underline-style="none" fo:font-weight="bold" officeooo:rsid="00592939" officeooo:paragraph-rsid="0074e8b0" style:font-size-asian="12pt" style:font-weight-asian="bold" style:font-size-complex="12pt" style:font-weight-complex="bold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Calibri" fo:font-size="12pt" style:text-underline-style="none" fo:font-weight="bold" officeooo:rsid="002546d5" officeooo:paragraph-rsid="002546d5" style:font-size-asian="12pt" style:font-weight-asian="bold" style:font-size-complex="12pt" style:font-weight-complex="bold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Calibri" fo:font-size="12pt" style:text-underline-style="none" fo:font-weight="bold" officeooo:rsid="006a4c34" officeooo:paragraph-rsid="006a4c34" style:font-size-asian="12pt" style:font-weight-asian="bold" style:font-size-complex="12pt" style:font-weight-complex="bold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Calibri" fo:font-size="12pt" style:text-underline-style="none" fo:font-weight="bold" officeooo:rsid="0074e8b0" officeooo:paragraph-rsid="0074e8b0" style:font-size-asian="12pt" style:font-weight-asian="bold" style:font-size-complex="12pt" style:font-weight-complex="bold"/>
    </style:style>
    <style:style style:name="P34" style:family="paragraph" style:parent-style-name="Standard" style:list-style-name="L4">
      <style:paragraph-properties fo:text-align="center" style:justify-single-word="false"/>
      <style:text-properties officeooo:paragraph-rsid="0074e8b0"/>
    </style:style>
    <style:style style:name="P35" style:family="paragraph" style:parent-style-name="Standard" style:list-style-name="L2">
      <style:paragraph-properties fo:text-align="start" style:justify-single-word="false"/>
      <style:text-properties officeooo:paragraph-rsid="00592939"/>
    </style:style>
    <style:style style:name="P36" style:family="paragraph" style:parent-style-name="Standard" style:list-style-name="L7">
      <style:paragraph-properties fo:text-align="start" style:justify-single-word="false"/>
      <style:text-properties officeooo:paragraph-rsid="006a4c34"/>
    </style:style>
    <style:style style:name="P37" style:family="paragraph" style:parent-style-name="Standard" style:list-style-name="L2">
      <style:paragraph-properties fo:text-align="start" style:justify-single-word="false"/>
      <style:text-properties officeooo:rsid="006a4c34" officeooo:paragraph-rsid="006a4c34"/>
    </style:style>
    <style:style style:name="P38" style:family="paragraph" style:parent-style-name="Standard" style:list-style-name="L7">
      <style:paragraph-properties fo:text-align="start" style:justify-single-word="false"/>
      <style:text-properties fo:font-weight="bold" officeooo:rsid="0074e8b0" officeooo:paragraph-rsid="0074e8b0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Calibri1" fo:font-size="11pt" fo:language="en" fo:country="IN" fo:font-weight="normal" officeooo:rsid="006a4c34" officeooo:paragraph-rsid="006a4c34" style:font-size-asian="11pt" style:font-weight-asian="normal" style:font-weight-complex="normal"/>
    </style:style>
    <style:style style:name="T1" style:family="text">
      <style:text-properties style:font-name="Calibri" fo:font-size="12pt" style:text-underline-style="none" fo:font-weight="bold" style:font-size-asian="12pt" style:font-weight-asian="bold" style:font-size-complex="12pt" style:font-weight-complex="bold"/>
    </style:style>
    <style:style style:name="T2" style:family="text">
      <style:text-properties style:font-name="Calibri" fo:font-size="12pt" style:text-underline-style="none" fo:font-weight="bold" officeooo:rsid="00592939" style:font-size-asian="12pt" style:font-weight-asian="bold" style:font-size-complex="12pt" style:font-weight-complex="bold"/>
    </style:style>
    <style:style style:name="T3" style:family="text">
      <style:text-properties style:font-name="Calibri" fo:font-size="12pt" style:text-underline-style="none" fo:font-weight="bold" officeooo:rsid="00567af9" style:font-size-asian="12pt" style:font-weight-asian="bold" style:font-size-complex="12pt" style:font-weight-complex="bold"/>
    </style:style>
    <style:style style:name="T4" style:family="text">
      <style:text-properties officeooo:rsid="00567af9"/>
    </style:style>
    <style:style style:name="T5" style:family="text">
      <style:text-properties style:font-name="Calibri1" fo:font-size="11pt" fo:language="en" fo:country="IN" style:font-size-asian="11pt"/>
    </style:style>
    <style:style style:name="T6" style:family="text">
      <style:text-properties style:font-name="Calibri1" fo:font-size="11pt" fo:language="en" fo:country="IN" officeooo:rsid="00592939" style:font-size-asian="11pt"/>
    </style:style>
    <style:style style:name="T7" style:family="text">
      <style:text-properties style:font-name="Calibri1" fo:font-size="11pt" fo:language="en" fo:country="IN" officeooo:rsid="005ad94d" style:font-size-asian="11pt"/>
    </style:style>
    <style:style style:name="T8" style:family="text">
      <style:text-properties style:font-name="Calibri1" fo:font-size="11pt" fo:language="en" fo:country="IN" officeooo:rsid="006ab094" style:font-size-asian="11pt"/>
    </style:style>
    <style:style style:name="T9" style:family="text">
      <style:text-properties style:font-name="Calibri1" fo:font-size="11pt" fo:language="en" fo:country="IN" officeooo:rsid="006db91e" style:font-size-asian="11pt"/>
    </style:style>
    <style:style style:name="T10" style:family="text">
      <style:text-properties style:font-name="Calibri1" fo:font-size="11pt" fo:language="en" fo:country="IN" officeooo:rsid="006a4c34" style:font-size-asian="11pt"/>
    </style:style>
    <style:style style:name="T11" style:family="text">
      <style:text-properties style:font-name="Calibri1" fo:font-size="11pt" fo:language="en" fo:country="IN" officeooo:rsid="0079563b" style:font-size-asian="11pt"/>
    </style:style>
    <style:style style:name="T12" style:family="text">
      <style:text-properties style:font-name="Calibri1" fo:font-size="11pt" fo:language="en" fo:country="IN" fo:font-weight="bold" style:font-size-asian="11pt" style:font-weight-asian="bold" style:font-weight-complex="bold"/>
    </style:style>
    <style:style style:name="T13" style:family="text">
      <style:text-properties style:font-name="Calibri1" fo:font-size="11pt" fo:language="en" fo:country="IN" fo:font-weight="bold" officeooo:rsid="00592939" style:font-size-asian="11pt" style:font-weight-asian="bold" style:font-weight-complex="bold"/>
    </style:style>
    <style:style style:name="T14" style:family="text">
      <style:text-properties style:font-name="Calibri1" fo:font-size="11pt" fo:language="en" fo:country="IN" fo:font-weight="bold" officeooo:rsid="001e27cb" style:font-size-asian="11pt" style:font-weight-asian="bold" style:font-weight-complex="bold"/>
    </style:style>
    <style:style style:name="T15" style:family="text">
      <style:text-properties style:font-name="Calibri1" fo:font-size="11pt" fo:language="en" fo:country="IN" fo:font-weight="bold" officeooo:rsid="006a4c34" style:font-size-asian="11pt" style:font-weight-asian="bold" style:font-weight-complex="bold"/>
    </style:style>
    <style:style style:name="T16" style:family="text">
      <style:text-properties style:font-name="Calibri1" fo:font-size="11pt" fo:language="en" fo:country="IN" style:text-underline-style="none" fo:font-weight="bold" officeooo:rsid="00279710" style:font-size-asian="11pt" style:font-weight-asian="bold" style:font-size-complex="12pt" style:font-weight-complex="bold"/>
    </style:style>
    <style:style style:name="T17" style:family="text">
      <style:text-properties style:font-name="Calibri1" fo:font-size="11pt" fo:language="en" fo:country="IN" fo:font-weight="normal" officeooo:rsid="005ad94d" style:font-size-asian="11pt" style:font-weight-asian="normal" style:font-weight-complex="normal"/>
    </style:style>
    <style:style style:name="T18" style:family="text">
      <style:text-properties style:font-name="Calibri1" fo:font-size="11pt" fo:language="en" fo:country="IN" fo:font-weight="normal" officeooo:rsid="006a4c34" style:font-size-asian="11pt" style:font-weight-asian="normal" style:font-weight-complex="normal"/>
    </style:style>
    <style:style style:name="T19" style:family="text">
      <style:text-properties style:font-name="Calibri1" fo:language="en" fo:country="IN"/>
    </style:style>
    <style:style style:name="T20" style:family="text">
      <style:text-properties style:font-name="Calibri1" fo:language="en" fo:country="IN" officeooo:rsid="00567af9"/>
    </style:style>
    <style:style style:name="T21" style:family="text">
      <style:text-properties style:font-name="Calibri1" fo:language="en" fo:country="IN" fo:font-weight="bold" style:font-weight-asian="bold" style:font-weight-complex="bold"/>
    </style:style>
    <style:style style:name="T22" style:family="text">
      <style:text-properties style:font-name="Calibri1" fo:language="en" fo:country="IN" fo:font-weight="bold" officeooo:rsid="001e27cb" style:font-weight-asian="bold" style:font-weight-complex="bold"/>
    </style:style>
    <style:style style:name="T23" style:family="text">
      <style:text-properties style:font-name="Calibri1" fo:language="en" fo:country="IN" fo:font-weight="bold" officeooo:rsid="00592939" style:font-weight-asian="bold" style:font-weight-complex="bold"/>
    </style:style>
    <style:style style:name="T24" style:family="text">
      <style:text-properties style:font-name="Calibri1" fo:language="en" fo:country="IN" fo:font-weight="bold" officeooo:rsid="00248748" style:font-weight-asian="bold" style:font-weight-complex="bold"/>
    </style:style>
    <style:style style:name="T25" style:family="text">
      <style:text-properties style:font-name="Calibri1" fo:language="en" fo:country="IN" fo:font-weight="bold" officeooo:rsid="00605bb0" style:font-weight-asian="bold" style:font-weight-complex="bold"/>
    </style:style>
    <style:style style:name="T26" style:family="text">
      <style:text-properties style:font-name="Calibri1" fo:language="en" fo:country="IN" officeooo:rsid="00592939"/>
    </style:style>
    <style:style style:name="T27" style:family="text">
      <style:text-properties style:font-name="Calibri1" fo:language="en" fo:country="IN" officeooo:rsid="001e27cb"/>
    </style:style>
    <style:style style:name="T28" style:family="text">
      <style:text-properties style:font-name="Calibri1" fo:language="en" fo:country="IN" officeooo:rsid="005ad94d"/>
    </style:style>
    <style:style style:name="T29" style:family="text">
      <style:text-properties style:font-name="Calibri1" fo:language="en" fo:country="IN" officeooo:rsid="005cc025"/>
    </style:style>
    <style:style style:name="T30" style:family="text">
      <style:text-properties style:font-name="Calibri1" fo:language="en" fo:country="IN" officeooo:rsid="00605bb0"/>
    </style:style>
    <style:style style:name="T31" style:family="text">
      <style:text-properties style:font-name="Calibri1" fo:language="en" fo:country="IN" officeooo:rsid="0063e11b"/>
    </style:style>
    <style:style style:name="T32" style:family="text">
      <style:text-properties style:font-name="Calibri1" fo:language="en" fo:country="IN" officeooo:rsid="006493bd"/>
    </style:style>
    <style:style style:name="T33" style:family="text">
      <style:text-properties style:font-name="Calibri1" fo:language="en" fo:country="IN" style:text-underline-style="solid" style:text-underline-width="auto" style:text-underline-color="font-color"/>
    </style:style>
    <style:style style:name="T34" style:family="text">
      <style:text-properties style:font-name="Calibri1" fo:language="en" fo:country="IN" style:text-underline-style="solid" style:text-underline-width="auto" style:text-underline-color="font-color" officeooo:rsid="006493bd"/>
    </style:style>
    <style:style style:name="T35" style:family="text">
      <style:text-properties style:font-name="Calibri1" fo:language="en" fo:country="IN" style:text-underline-style="solid" style:text-underline-width="auto" style:text-underline-color="font-color" officeooo:rsid="005cc025"/>
    </style:style>
    <style:style style:name="T36" style:family="text">
      <style:text-properties style:font-name="Calibri1" fo:language="en" fo:country="IN" style:text-underline-style="solid" style:text-underline-width="auto" style:text-underline-color="font-color" officeooo:rsid="00605bb0"/>
    </style:style>
    <style:style style:name="T37" style:family="text">
      <style:text-properties style:font-name="Calibri1" fo:language="en" fo:country="IN" style:text-underline-style="solid" style:text-underline-width="auto" style:text-underline-color="font-color" officeooo:rsid="005ad94d"/>
    </style:style>
    <style:style style:name="T38" style:family="text">
      <style:text-properties style:font-name="Calibri1" fo:language="en" fo:country="IN" officeooo:rsid="006ab094"/>
    </style:style>
    <style:style style:name="T39" style:family="text">
      <style:text-properties style:font-name="Calibri1" fo:font-size="12pt" fo:language="en" fo:country="IN" style:text-underline-style="none" fo:font-weight="bold" officeooo:rsid="001e27cb" style:font-size-asian="12pt" style:font-weight-asian="bold" style:font-size-complex="12pt" style:font-weight-complex="bold"/>
    </style:style>
    <style:style style:name="T40" style:family="text">
      <style:text-properties style:font-name="Calibri1" fo:font-size="12pt" fo:language="en" fo:country="IN" style:text-underline-style="none" fo:font-weight="bold" officeooo:rsid="00592939" style:font-size-asian="12pt" style:font-weight-asian="bold" style:font-size-complex="12pt" style:font-weight-complex="bold"/>
    </style:style>
    <style:style style:name="T41" style:family="text">
      <style:text-properties fo:color="#000000" style:font-name="Calibri1" fo:language="en" fo:country="IN" officeooo:rsid="005e2787"/>
    </style:style>
    <style:style style:name="T42" style:family="text">
      <style:text-properties fo:color="#000000" style:font-name="Calibri1" fo:language="en" fo:country="IN" officeooo:rsid="005ad94d"/>
    </style:style>
    <style:style style:name="T43" style:family="text">
      <style:text-properties fo:color="#000000" style:font-name="Calibri1" fo:language="en" fo:country="IN" style:text-underline-style="solid" style:text-underline-width="auto" style:text-underline-color="font-color" officeooo:rsid="00605bb0"/>
    </style:style>
    <style:style style:name="T44" style:family="text">
      <style:text-properties fo:color="#000000" style:font-name="Calibri1" fo:language="en" fo:country="IN" style:text-underline-style="solid" style:text-underline-width="auto" style:text-underline-color="font-color" officeooo:rsid="005ad94d"/>
    </style:style>
    <style:style style:name="T45" style:family="text">
      <style:text-properties fo:color="#000000" style:font-name="Calibri1" fo:font-size="12pt" fo:language="en" fo:country="IN" style:text-underline-style="none" fo:font-weight="bold" officeooo:rsid="00592939" style:font-size-asian="12pt" style:font-weight-asian="bold" style:font-size-complex="12pt" style:font-weight-complex="bold"/>
    </style:style>
    <style:style style:name="T46" style:family="text">
      <style:text-properties fo:color="#000000" style:font-name="Calibri1" fo:font-size="12pt" fo:language="en" fo:country="IN" style:text-underline-style="none" fo:font-weight="bold" officeooo:rsid="00690fd5" style:font-size-asian="12pt" style:font-weight-asian="bold" style:font-size-complex="12pt" style:font-weight-complex="bold"/>
    </style:style>
    <style:style style:name="T47" style:family="text">
      <style:text-properties fo:color="#000000" style:font-name="Calibri1" fo:font-size="12pt" fo:language="en" fo:country="IN" style:text-underline-style="none" fo:font-weight="bold" officeooo:rsid="006a4c34" style:font-size-asian="12pt" style:font-weight-asian="bold" style:font-size-complex="12pt" style:font-weight-complex="bold"/>
    </style:style>
    <style:style style:name="T48" style:family="text">
      <style:text-properties fo:color="#f10d0c" style:font-name="Calibri1" fo:language="en" fo:country="IN"/>
    </style:style>
    <style:style style:name="T49" style:family="text">
      <style:text-properties fo:color="#f10d0c" style:font-name="Calibri1" fo:language="en" fo:country="IN" officeooo:rsid="00592939"/>
    </style:style>
    <style:style style:name="T50" style:family="text">
      <style:text-properties fo:color="#f10d0c" style:font-name="Calibri1" fo:language="en" fo:country="IN" officeooo:rsid="00567af9"/>
    </style:style>
    <style:style style:name="T51" style:family="text">
      <style:text-properties fo:color="#f10d0c" style:font-name="Calibri1" fo:language="en" fo:country="IN" officeooo:rsid="005e2787"/>
    </style:style>
    <style:style style:name="T52" style:family="text">
      <style:text-properties fo:color="#f10d0c" style:font-name="Calibri1" fo:language="en" fo:country="IN" officeooo:rsid="0063e11b"/>
    </style:style>
    <style:style style:name="T53" style:family="text">
      <style:text-properties fo:color="#f10d0c" style:font-name="Calibri1" fo:language="en" fo:country="IN" officeooo:rsid="005e83b0"/>
    </style:style>
    <style:style style:name="T54" style:family="text">
      <style:text-properties fo:font-size="10.5pt" fo:font-weight="normal" officeooo:rsid="00567af9" style:font-size-asian="10.5pt" style:font-weight-asian="normal" style:font-size-complex="10.5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eadERP</text:p>
      <text:p text:style-name="P9"><text:span text:style-name="T4">Student Login</text:span><text:span text:style-name="T54">(Read only)</text:span></text:p>
      <text:list xml:id="list2930618600" text:style-name="L1">
        <text:list-item>
          <text:p text:style-name="P15">STUDENT DASHBOARD</text:p>
        </text:list-item>
      </text:list>
      <text:list xml:id="list3546448023" text:style-name="L2">
        <text:list-header>
          <text:p text:style-name="P16"/>
        </text:list-header>
      </text:list>
      <text:list xml:id="list119445679" text:style-name="L3">
        <text:list-item>
          <text:p text:style-name="P17"><text:span text:style-name="T23">S</text:span><text:span text:style-name="T22">tudent </text:span><text:span text:style-name="T23">—&gt;<text:tab/></text:span><text:span text:style-name="T19">Examinations</text:span><text:span text:style-name="T30">(Upcoming Exams)</text:span><text:span text:style-name="T19">, Timetable, </text:span><text:span text:style-name="T52">Grade</text:span><text:span text:style-name="T31">, </text:span><text:span text:style-name="T29">Fees Due, Events, News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7"><text:span text:style-name="T29">(</text:span><text:span text:style-name="T32">Should be</text:span><text:span text:style-name="T19"> Visible in </text:span><text:span text:style-name="T34">M</text:span><text:span text:style-name="T33">iddle</text:span><text:span text:style-name="T35"> of the Dashboard</text:span><text:span text:style-name="T29"> </text:span><text:span text:style-name="T30">According to particular date</text:span><text:span text:style-name="T29">)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24957473741319" text:continue-numbering="true" text:style-name="L3">
        <text:list-item>
          <text:p text:style-name="P18"><text:span text:style-name="T23">S</text:span><text:span text:style-name="T21">tudent </text:span><text:span text:style-name="T25">Profile</text:span><text:span text:style-name="T23">—&gt;<text:tab/></text:span><text:span text:style-name="T28">P</text:span><text:span text:style-name="T20">hoto, </text:span><text:span text:style-name="T26">N</text:span><text:span text:style-name="T20">ame, </text:span><text:span text:style-name="T26">C</text:span><text:span text:style-name="T20">lass, </text:span><text:span text:style-name="T26">S</text:span><text:span text:style-name="T20">ection, ID</text:span><text:span text:style-name="T19"> </text:span><text:span text:style-name="T20">number, </text:span><text:span text:style-name="T26">Parents </text:span><text:span text:style-name="T20">contact</text:span><text:span text:style-name="T19"> </text:span><text:span text:style-name="T20">number, </text:span><text:span text:style-name="T26">C</text:span><text:span text:style-name="T20">lass</text:span><text:span text:style-name="T19"> teacher contact </text:span><text:span text:style-name="T20">number, </text:span><text:span text:style-name="T49">C</text:span><text:span text:style-name="T50">lass</text:span><text:span text:style-name="T48"> teacher photo, </text:span><text:span text:style-name="T51">Admission date</text:span><text:span text:style-name="T41">, </text:span><text:span text:style-name="T51">Date of Birth, Blood Group, Gender, Address, Username and p</text:span><text:span text:style-name="T53">a</text:span><text:span text:style-name="T51">ssword<text:tab/></text:span><text:span text:style-name="T41"><text:tab/><text:tab/><text:tab/><text:tab/><text:tab/><text:tab/><text:tab/><text:tab/></text:span><text:span text:style-name="T28">(</text:span><text:span text:style-name="T32">Should</text:span><text:span text:style-name="T28"> </text:span><text:span text:style-name="T32">be</text:span><text:span text:style-name="T28"> Visible in the </text:span><text:span text:style-name="T36">Right</text:span><text:span text:style-name="T37"> side of the Dashboard</text:span><text:span text:style-name="T28">).</text:span></text:p>
        </text:list-item>
      </text:list>
      <text:p text:style-name="P11"/>
      <text:list xml:id="list124957746573061" text:continue-numbering="true" text:style-name="L3">
        <text:list-header>
          <text:p text:style-name="P28"/>
        </text:list-header>
      </text:list>
      <text:list xml:id="list235947892" text:style-name="L4">
        <text:list-header>
          <text:p text:style-name="P34"><text:span text:style-name="T2">Modules</text:span><text:span text:style-name="T39"> </text:span><text:span text:style-name="T40">—&gt;<text:tab/>Attendance, Timetable, </text:span><text:span text:style-name="T45">Home work, Reports, Fee, Gps Tracking,</text:span><text:span text:style-name="T46"> </text:span><text:span text:style-name="T47">Discipline.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9"><text:span text:style-name="T42">(Need to Visible in the </text:span><text:span text:style-name="T43">Left</text:span><text:span text:style-name="T44"> side of the Dashboard</text:span><text:span text:style-name="T42">)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header>
      </text:list>
      <text:list xml:id="list124957456025418" text:continue-list="list124957746573061" text:style-name="L3">
        <text:list-header>
          <text:p text:style-name="P20"/>
        </text:list-header>
      </text:list>
      <text:list xml:id="list124956940854226" text:continue-list="list3546448023" text:style-name="L2">
        <text:list-item>
          <text:p text:style-name="P35"><text:span text:style-name="T3"><text:s/></text:span><text:span text:style-name="T2">Attendance</text:span></text:p>
        </text:list-item>
      </text:list>
      <text:p text:style-name="P4"/>
      <text:list xml:id="list2022848507" text:style-name="L5">
        <text:list-item>
          <text:p text:style-name="P21"><text:span text:style-name="T23">A</text:span><text:span text:style-name="T21">ttendance</text:span><text:span text:style-name="T22"> </text:span><text:span text:style-name="T23">—&gt; </text:span><text:span text:style-name="T32">With calendar in </text:span><text:span text:style-name="T26">Weekly, Monthly</text:span><text:span text:style-name="T19">(Particular month), </text:span><text:span text:style-name="T26">Annually</text:span><text:span text:style-name="T27"> </text:span><text:span text:style-name="T32">and Holidays.</text:span></text:p>
        </text:list-item>
        <text:list-item>
          <text:p text:style-name="P22"><text:span text:style-name="T23">S</text:span><text:span text:style-name="T21">how</text:span><text:span text:style-name="T22"> </text:span><text:span text:style-name="T23">—&gt; <text:tab/> <text:s text:c="3"/></text:span><text:span text:style-name="T26">I</text:span><text:span text:style-name="T19">f </text:span><text:span text:style-name="T26">A</text:span><text:span text:style-name="T19">bsent reason for</text:span><text:span text:style-name="T26"> </text:span><text:span text:style-name="T19">particular day.</text:span></text:p>
        </text:list-item>
      </text:list>
      <text:list xml:id="list124957049845999" text:continue-list="list124956940854226" text:style-name="L2">
        <text:list-header>
          <text:p text:style-name="P31"/>
        </text:list-header>
        <text:list-item>
          <text:p text:style-name="P29">Timetable</text:p>
        </text:list-item>
      </text:list>
      <text:p text:style-name="P3"/>
      <text:list xml:id="list4133638857" text:style-name="L6">
        <text:list-item>
          <text:p text:style-name="P23"><text:span text:style-name="T23">S</text:span><text:span text:style-name="T24">how</text:span><text:span text:style-name="T22"> </text:span><text:span text:style-name="T23">—&gt; <text:tab/></text:span><text:span text:style-name="T19">Timetable should be visible with Subject Names and Hours.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4"><text:span text:style-name="T26">N</text:span><text:span text:style-name="T19">otification for any change </text:span><text:span text:style-name="T26">in the Timetable.</text:span></text:p>
                          <text:p text:style-name="P23"><text:span text:style-name="T26">S</text:span><text:span text:style-name="T19">tudent can Download the Timetable(PDF). 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list xml:id="list124958360487387" text:continue-list="list124957049845999" text:style-name="L2">
        <text:list-item>
          <text:p text:style-name="P37"><text:span text:style-name="T2">H</text:span><text:span text:style-name="T1">ome Work</text:span></text:p>
        </text:list-item>
      </text:list>
      <text:p text:style-name="P6"/>
      <text:list xml:id="list456089479" text:style-name="L7">
        <text:list-item>
          <text:p text:style-name="P36"><text:span text:style-name="T16">Student</text:span><text:span text:style-name="T39"> </text:span><text:span text:style-name="T40">—&gt; <text:tab/></text:span><text:span text:style-name="T17">Home work </text:span><text:span text:style-name="T18">should be visible subject</text:span><text:span text:style-name="T17"> </text:span><text:span text:style-name="T18">vice to the Student.</text:span></text:p>
        </text:list-item>
        <text:list-item>
          <text:p text:style-name="P38">Online Exams</text:p>
        </text:list-item>
      </text:list>
      <text:p text:style-name="P39"/>
      <text:list xml:id="list124958192641442" text:continue-list="list124958360487387" text:style-name="L2">
        <text:list-item>
          <text:p text:style-name="P30">Reports</text:p>
        </text:list-item>
      </text:list>
      <text:p text:style-name="P7"/>
      <text:list xml:id="list542195294" text:style-name="L8">
        <text:list-item>
          <text:p text:style-name="P26"><text:span text:style-name="T12">Student</text:span><text:span text:style-name="T22"> </text:span><text:span text:style-name="T23">—&gt; <text:tab/></text:span><text:span text:style-name="T28">R</text:span><text:span text:style-name="T5">eports_</text:span><text:span text:style-name="T7">E</text:span><text:span text:style-name="T5">xam (</text:span><text:span text:style-name="T7">Weekly, Quarterly, Half</text:span><text:span text:style-name="T5"> </text:span><text:span text:style-name="T7">Y</text:span><text:span text:style-name="T5">early, </text:span><text:span text:style-name="T7">A</text:span><text:span text:style-name="T5">nnual) </text:span></text:p>
        </text:list-item>
        <text:list-item>
          <text:p text:style-name="P26"><text:span text:style-name="T15">subject</text:span><text:span text:style-name="T14"> </text:span><text:span text:style-name="T13">—&gt; <text:tab/></text:span><text:span text:style-name="T7">S</text:span><text:span text:style-name="T10">how </text:span><text:span text:style-name="T7">G</text:span><text:span text:style-name="T10">raph, </text:span><text:span text:style-name="T7">M</text:span><text:span text:style-name="T10">arks(only </text:span><text:span text:style-name="T7">student Report, student</text:span><text:span text:style-name="T10"> and class comparison </text:span><text:span text:style-name="T7">G</text:span><text:span text:style-name="T10">raphs).</text:span></text:p>
        </text:list-item>
      </text:list>
      <text:p text:style-name="P13"/>
      <text:list xml:id="list124958850223121" text:continue-list="list124958192641442" text:style-name="L2">
        <text:list-item>
          <text:p text:style-name="P32">Fee</text:p>
        </text:list-item>
      </text:list>
      <text:p text:style-name="P6"/>
      <text:list xml:id="list4132914436" text:style-name="L9">
        <text:list-item>
          <text:p text:style-name="P27"><text:span text:style-name="T12">Student</text:span><text:span text:style-name="T22"> </text:span><text:span text:style-name="T23">—&gt; <text:tab/></text:span><text:span text:style-name="T38">F</text:span><text:span text:style-name="T6">ee reports </text:span><text:span text:style-name="T8">and P</text:span><text:span text:style-name="T6">aid </text:span><text:span text:style-name="T8">F</text:span><text:span text:style-name="T6">ee </text:span><text:span text:style-name="T8">receipts, show</text:span><text:span text:style-name="T6"> balance fee to be paid, </text:span><text:span text:style-name="T9">Due fine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7"><text:span text:style-name="T11">Payment Gatways</text:span><text:span text:style-name="T6">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list xml:id="list124957218770609" text:continue-list="list124958850223121" text:style-name="L2">
        <text:list-item>
          <text:p text:style-name="P33">Gps Tracking</text:p>
        </text:list-item>
        <text:list-item>
          <text:p text:style-name="P33">Discipline</text:p>
        </text:list-item>
      </text:list>
      <text:p text:style-name="P5"><text:soft-page-break/></text:p>
      <text:p text:style-name="P5"/>
      <text:p text:style-name="P14"/>
      <text:p text:style-name="P1"/>
      <text:list xml:id="list492983710" text:style-name="L10">
        <text:list-header>
          <text:p text:style-name="P25"/>
        </text:list-header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>
      <style:text-properties style:font-name="Calibri" fo:font-family="Calibri" style:font-family-generic="swiss" style:font-pitch="variable"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style:font-name="Calibri" fo:font-family="Calibri" style:font-family-generic="swiss" style:font-pitch="variable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0:48:21.783000000</meta:creation-date>
    <dc:date>2018-10-24T12:49:56.568000000</dc:date>
    <meta:editing-duration>PT4H26M50S</meta:editing-duration>
    <meta:editing-cycles>29</meta:editing-cycles>
    <meta:generator>LibreOffice/6.1.2.1$Windows_X86_64 LibreOffice_project/65905a128db06ba48db947242809d14d3f9a93fe</meta:generator>
    <meta:document-statistic meta:table-count="0" meta:image-count="0" meta:object-count="0" meta:page-count="2" meta:paragraph-count="28" meta:word-count="217" meta:character-count="1335" meta:non-whitespace-character-count="1148"/>
  </office:meta>
</office:document-meta>
</file>